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2bf6" officeooo:paragraph-rsid="00142bf6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86856a" officeooo:paragraph-rsid="0086856a" style:font-size-asian="24pt" style:font-weight-asian="bold" style:font-size-complex="24pt" style:font-weight-complex="bold"/>
    </style:style>
    <style:style style:name="P3" style:family="paragraph" style:parent-style-name="Text_20_body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officeooo:paragraph-rsid="008ab9bc"/>
    </style:style>
    <style:style style:name="P4" style:family="paragraph" style:parent-style-name="Text_20_body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officeooo:paragraph-rsid="0098c840"/>
    </style:style>
    <style:style style:name="P5" style:family="paragraph" style:parent-style-name="Text_20_body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8cb3cb" officeooo:paragraph-rsid="008cb3cb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Contents_20_1">
      <style:paragraph-properties>
        <style:tab-stops>
          <style:tab-stop style:position="7.4374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409in" style:type="right" style:leader-style="dotted" style:leader-text="."/>
        </style:tab-stops>
      </style:paragraph-properties>
    </style:style>
    <style:style style:name="P8" style:family="paragraph" style:parent-style-name="Heading_20_1" style:master-page-name="">
      <loext:graphic-properties draw:fill="none"/>
      <style:paragraph-properties fo:margin-left="0.3752in" fo:margin-right="0in" fo:margin-top="0.1665in" fo:margin-bottom="0.0835in" style:contextual-spacing="false" fo:text-indent="-0.3752in" style:auto-text-indent="false" style:page-number="auto" fo:break-before="page" fo:background-color="transparent" fo:keep-with-next="always">
        <style:tab-stops>
          <style:tab-stop style:position="0.25in"/>
        </style:tab-stops>
      </style:paragraph-properties>
      <style:text-properties officeooo:paragraph-rsid="00161cb3"/>
    </style:style>
    <style:style style:name="P9" style:family="paragraph" style:parent-style-name="Heading_20_1" style:master-page-name="">
      <loext:graphic-properties draw:fill="none"/>
      <style:paragraph-properties fo:margin-left="0.3752in" fo:margin-right="0in" fo:margin-top="0.1665in" fo:margin-bottom="0.0835in" style:contextual-spacing="false" fo:text-indent="-0.3752in" style:auto-text-indent="false" style:page-number="auto" fo:break-before="page" fo:background-color="transparent" fo:keep-with-next="always">
        <style:tab-stops>
          <style:tab-stop style:position="0.25in"/>
        </style:tab-stops>
      </style:paragraph-properties>
      <style:text-properties officeooo:paragraph-rsid="008ab9bc"/>
    </style:style>
    <style:style style:name="P10" style:family="paragraph" style:parent-style-name="Heading_20_1" style:master-page-name="">
      <loext:graphic-properties draw:fill="none"/>
      <style:paragraph-properties fo:margin-left="0.3752in" fo:margin-right="0in" fo:margin-top="0.1665in" fo:margin-bottom="0.0835in" style:contextual-spacing="false" fo:text-indent="-0.3752in" style:auto-text-indent="false" style:page-number="auto" fo:break-before="page" fo:background-color="transparent" fo:keep-with-next="always">
        <style:tab-stops>
          <style:tab-stop style:position="0.25in"/>
        </style:tab-stops>
      </style:paragraph-properties>
      <style:text-properties officeooo:paragraph-rsid="008e88b3"/>
    </style:style>
    <style:style style:name="P11" style:family="paragraph" style:parent-style-name="Heading_20_1" style:master-page-name="">
      <loext:graphic-properties draw:fill="none"/>
      <style:paragraph-properties fo:margin-left="0.5618in" fo:margin-right="0in" fo:margin-top="0.139in" fo:margin-bottom="0.0835in" style:contextual-spacing="false" fo:text-indent="-0.5618in" style:auto-text-indent="false" style:page-number="auto" fo:background-color="transparent" fo:keep-with-next="always">
        <style:tab-stops/>
      </style:paragraph-properties>
      <style:text-properties officeooo:rsid="00142bf6" officeooo:paragraph-rsid="006563df"/>
    </style:style>
    <style:style style:name="P12" style:family="paragraph" style:parent-style-name="Heading_20_2" style:master-page-name="">
      <loext:graphic-properties draw:fill="none"/>
      <style:paragraph-properties fo:margin-left="0.5618in" fo:margin-right="0in" fo:margin-top="0.139in" fo:margin-bottom="0.0835in" style:contextual-spacing="false" fo:text-indent="-0.5618in" style:auto-text-indent="false" style:page-number="auto" fo:background-color="transparent" fo:keep-with-next="always">
        <style:tab-stops/>
      </style:paragraph-properties>
      <style:text-properties fo:font-size="16pt" fo:font-style="normal" fo:font-weight="normal" officeooo:paragraph-rsid="003a1842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Heading_20_2" style:master-page-name="">
      <loext:graphic-properties draw:fill="none"/>
      <style:paragraph-properties fo:margin-left="0.5618in" fo:margin-right="0in" fo:margin-top="0.139in" fo:margin-bottom="0.0835in" style:contextual-spacing="false" fo:text-indent="-0.5618in" style:auto-text-indent="false" style:page-number="auto" fo:background-color="transparent" fo:keep-with-next="always">
        <style:tab-stops/>
      </style:paragraph-properties>
      <style:text-properties fo:font-size="16pt" fo:font-style="normal" fo:font-weight="normal" officeooo:paragraph-rsid="0056d11a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Heading_20_2" style:master-page-name="">
      <loext:graphic-properties draw:fill="none"/>
      <style:paragraph-properties fo:margin-left="0.5618in" fo:margin-right="0in" fo:margin-top="0.139in" fo:margin-bottom="0.0835in" style:contextual-spacing="false" fo:text-indent="-0.5618in" style:auto-text-indent="false" style:page-number="auto" fo:background-color="transparent" fo:keep-with-next="always">
        <style:tab-stops/>
      </style:paragraph-properties>
      <style:text-properties fo:font-size="16pt" fo:font-style="normal" fo:font-weight="normal" officeooo:paragraph-rsid="008ab9bc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Heading_20_2" style:master-page-name="">
      <loext:graphic-properties draw:fill="none"/>
      <style:paragraph-properties fo:margin-left="0.5618in" fo:margin-right="0in" fo:margin-top="0.139in" fo:margin-bottom="0.0835in" style:contextual-spacing="false" fo:text-indent="-0.5618in" style:auto-text-indent="false" style:page-number="auto" fo:background-color="transparent" fo:keep-with-next="always">
        <style:tab-stops/>
      </style:paragraph-properties>
      <style:text-properties fo:font-size="16pt" fo:font-style="normal" fo:font-weight="normal" officeooo:paragraph-rsid="008e88b3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Heading_20_2" style:master-page-name="">
      <loext:graphic-properties draw:fill="none"/>
      <style:paragraph-properties fo:margin-left="0.5618in" fo:margin-right="0in" fo:margin-top="0.139in" fo:margin-bottom="0.0835in" style:contextual-spacing="false" fo:text-indent="-0.5618in" style:auto-text-indent="false" style:page-number="auto" fo:background-color="transparent" fo:keep-with-next="always">
        <style:tab-stops/>
      </style:paragraph-properties>
      <style:text-properties fo:font-size="16pt" fo:font-style="normal" fo:font-weight="normal" officeooo:paragraph-rsid="00b0d39f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Heading_20_2" style:master-page-name="">
      <loext:graphic-properties draw:fill="none"/>
      <style:paragraph-properties fo:margin-left="0.5618in" fo:margin-right="0in" fo:margin-top="0.139in" fo:margin-bottom="0.0835in" style:contextual-spacing="false" fo:text-indent="-0.5618in" style:auto-text-indent="false" style:page-number="auto" fo:background-color="transparent" fo:keep-with-next="always">
        <style:tab-stops/>
      </style:paragraph-properties>
      <style:text-properties fo:font-size="16pt" fo:font-style="normal" fo:font-weight="normal" officeooo:paragraph-rsid="00b54177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Heading_20_2" style:master-page-name="">
      <loext:graphic-properties draw:fill="none"/>
      <style:paragraph-properties fo:margin-left="0.5618in" fo:margin-right="0in" fo:margin-top="0.139in" fo:margin-bottom="0.0835in" style:contextual-spacing="false" fo:text-indent="-0.5618in" style:auto-text-indent="false" style:page-number="auto" fo:background-color="transparent" fo:keep-with-next="always">
        <style:tab-stops/>
      </style:paragraph-properties>
      <style:text-properties fo:font-size="16pt" fo:font-style="normal" fo:font-weight="normal" officeooo:paragraph-rsid="00b7f276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Heading_20_3" style:master-page-name="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style:page-number="auto" fo:background-color="transparent" fo:keep-with-next="always">
        <style:tab-stops/>
      </style:paragraph-properties>
      <style:text-properties fo:font-size="12pt" fo:font-style="normal" fo:font-weight="normal" officeooo:rsid="00563640" officeooo:paragraph-rsid="00563640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 fo:keep-with-next="always">
        <style:tab-stops/>
      </style:paragraph-properties>
      <style:text-properties fo:font-size="12pt" fo:font-style="normal" fo:font-weight="normal" officeooo:rsid="005815ec" officeooo:paragraph-rsid="0059d1e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8ab9bc" officeooo:paragraph-rsid="008cb3cb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8ab9bc" officeooo:paragraph-rsid="008ab9bc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Heading_20_3">
      <loext:graphic-properties draw:fill="none" draw:fill-hatch-name="hatch"/>
      <style:paragraph-properties fo:margin-left="0.6252in" fo:margin-right="0in" fo:margin-top="0.1201in" fo:margin-bottom="0.0598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8ab9bc" officeooo:paragraph-rsid="008e88b3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Heading_20_3">
      <loext:graphic-properties draw:fill="none" draw:fill-hatch-name="hatch"/>
      <style:paragraph-properties fo:margin-left="0.6252in" fo:margin-right="0in" fo:margin-top="0.1201in" fo:margin-bottom="0.0598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8ab9bc" officeooo:paragraph-rsid="00930106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Heading_20_3">
      <loext:graphic-properties draw:fill="none" draw:fill-hatch-name="hatch"/>
      <style:paragraph-properties fo:margin-left="0.6252in" fo:margin-right="0in" fo:margin-top="0.1201in" fo:margin-bottom="0.0598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8ab9bc" officeooo:paragraph-rsid="009aa471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8ab9bc" officeooo:paragraph-rsid="00b0d39f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8cb3cb" officeooo:paragraph-rsid="008cb3cb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Heading_20_3">
      <loext:graphic-properties draw:fill="none" draw:fill-hatch-name="hatch"/>
      <style:paragraph-properties fo:margin-left="0.6252in" fo:margin-right="0in" fo:margin-top="0.1201in" fo:margin-bottom="0.0598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8cb3cb" officeooo:paragraph-rsid="008e88b3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8cb3cb" officeooo:paragraph-rsid="00b0d39f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8cb3cb" officeooo:paragraph-rsid="00b5dee0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b23cf8" officeooo:paragraph-rsid="00b23cf8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b36a66" officeooo:paragraph-rsid="00b36a66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b54177" officeooo:paragraph-rsid="00b54177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b54177" officeooo:paragraph-rsid="00b7f276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b5dee0" officeooo:paragraph-rsid="00b5dee0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b7f276" officeooo:paragraph-rsid="00b7f276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officeooo:paragraph-rsid="008e88b3"/>
    </style:style>
    <style:style style:name="P38" style:family="paragraph" style:parent-style-name="Heading_20_4" style:master-page-name="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style:page-number="auto" fo:background-color="transparent" fo:keep-with-next="always">
        <style:tab-stops/>
      </style:paragraph-properties>
      <style:text-properties fo:font-size="12pt" fo:font-style="normal" fo:font-weight="normal" officeooo:rsid="00a1c2ae" officeooo:paragraph-rsid="00a1c2ae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a1c2ae" officeooo:paragraph-rsid="00a35692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944043" officeooo:paragraph-rsid="00944043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Heading_20_4" style:master-page-name="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style:page-number="auto" fo:background-color="transparent" fo:keep-with-next="always">
        <style:tab-stops/>
      </style:paragraph-properties>
      <style:text-properties fo:font-size="12pt" fo:font-style="normal" fo:font-weight="normal" officeooo:rsid="009552e5" officeooo:paragraph-rsid="009552e5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Heading_20_4" style:master-page-name="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style:page-number="auto" fo:background-color="transparent" fo:keep-with-next="always">
        <style:tab-stops/>
      </style:paragraph-properties>
      <style:text-properties fo:font-size="12pt" fo:font-style="normal" fo:font-weight="normal" officeooo:rsid="0095d9e9" officeooo:paragraph-rsid="0095d9e9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95d9e9" officeooo:paragraph-rsid="0095d9e9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95d9e9" officeooo:paragraph-rsid="0095df06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95d9e9" officeooo:paragraph-rsid="009aa471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95d9e9" officeooo:paragraph-rsid="0098c840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9aa471" officeooo:paragraph-rsid="009aa471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991d74" officeooo:paragraph-rsid="00991d74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99f4f3" officeooo:paragraph-rsid="00a90f07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9a51fd" officeooo:paragraph-rsid="009a51fd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a90f07" officeooo:paragraph-rsid="00a90f07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a0306b" officeooo:paragraph-rsid="00a0306b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ab73f9" officeooo:paragraph-rsid="00abc345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ab73f9" officeooo:paragraph-rsid="00ab73f9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9ebfc3" officeooo:paragraph-rsid="009ebfc3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Heading_20_4">
      <loext:graphic-properties draw:fill="none" draw:fill-gradient-name="gradient" draw:fill-hatch-name="hatch"/>
      <style:paragraph-properties fo:margin-left="0.75in" fo:margin-right="0in" fo:margin-top="0.0598in" fo:margin-bottom="0in" style:contextual-spacing="false" fo:text-indent="-0.75in" style:auto-text-indent="false" fo:background-color="transparent">
        <style:tab-stops/>
      </style:paragraph-properties>
      <style:text-properties fo:font-size="12pt" fo:font-style="normal" fo:font-weight="normal" officeooo:rsid="00a43695" officeooo:paragraph-rsid="00a43695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Heading_20_4" style:master-page-name="">
      <loext:graphic-properties draw:fill="none" draw:fill-gradient-name="gradient" draw:fill-hatch-name="hatch"/>
      <style:paragraph-properties fo:margin-left="0.6866in" fo:margin-right="0in" fo:margin-top="0.0598in" fo:margin-bottom="0in" style:contextual-spacing="false" fo:text-indent="-0.6866in" style:auto-text-indent="false" style:page-number="auto" fo:background-color="transparent">
        <style:tab-stops/>
      </style:paragraph-properties>
      <style:text-properties fo:font-size="12pt" fo:font-style="normal" fo:font-weight="normal" officeooo:rsid="00b36a66" officeooo:paragraph-rsid="00b36a66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Heading_20_4">
      <loext:graphic-properties draw:fill="none" draw:fill-gradient-name="gradient" draw:fill-hatch-name="hatch"/>
      <style:paragraph-properties fo:margin-left="0.6866in" fo:margin-right="0in" fo:margin-top="0.0598in" fo:margin-bottom="0in" style:contextual-spacing="false" fo:text-indent="-0.6866in" style:auto-text-indent="false" fo:background-color="transparent">
        <style:tab-stops/>
      </style:paragraph-properties>
      <style:text-properties fo:font-size="12pt" fo:font-style="normal" fo:font-weight="normal" officeooo:rsid="00b36a66" officeooo:paragraph-rsid="00b36a66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Heading_20_4">
      <loext:graphic-properties draw:fill="none" draw:fill-gradient-name="gradient" draw:fill-hatch-name="hatch"/>
      <style:paragraph-properties fo:margin-left="0.6866in" fo:margin-right="0in" fo:margin-top="0.0598in" fo:margin-bottom="0in" style:contextual-spacing="false" fo:text-indent="-0.6866in" style:auto-text-indent="false" fo:background-color="transparent">
        <style:tab-stops/>
      </style:paragraph-properties>
      <style:text-properties fo:font-size="12pt" fo:font-style="normal" fo:font-weight="normal" officeooo:rsid="00b36a66" officeooo:paragraph-rsid="00b3cf21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ab9bc" style:font-style-asian="italic" style:font-style-complex="italic"/>
    </style:style>
    <style:style style:name="T3" style:family="text">
      <style:text-properties fo:font-style="italic" officeooo:rsid="0095df06" style:font-style-asian="italic" style:font-style-complex="italic"/>
    </style:style>
    <style:style style:name="T4" style:family="text">
      <style:text-properties fo:font-style="italic" officeooo:rsid="0098c840" style:font-style-asian="italic" style:font-style-complex="italic"/>
    </style:style>
    <style:style style:name="T5" style:family="text">
      <style:text-properties fo:font-style="italic" officeooo:rsid="009aa471" style:font-style-asian="italic" style:font-style-complex="italic"/>
    </style:style>
    <style:style style:name="T6" style:family="text">
      <style:text-properties fo:font-style="italic" officeooo:rsid="00b3cf21" style:font-style-asian="italic" style:font-style-complex="italic"/>
    </style:style>
    <style:style style:name="T7" style:family="text">
      <style:text-properties fo:font-style="italic" officeooo:rsid="00b7ab93" style:font-style-asian="italic" style:font-style-complex="italic"/>
    </style:style>
    <style:style style:name="T8" style:family="text">
      <style:text-properties fo:font-style="italic" fo:font-weight="bold" officeooo:rsid="00acec71" style:font-style-asian="italic" style:font-weight-asian="bold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7a6fc" style:font-weight-asian="bold" style:font-weight-complex="bold"/>
    </style:style>
    <style:style style:name="T11" style:family="text">
      <style:text-properties fo:font-weight="bold" officeooo:rsid="008ab9bc" style:font-weight-asian="bold" style:font-weight-complex="bold"/>
    </style:style>
    <style:style style:name="T12" style:family="text">
      <style:text-properties fo:font-weight="bold" officeooo:rsid="008e88b3" style:font-weight-asian="bold" style:font-weight-complex="bold"/>
    </style:style>
    <style:style style:name="T13" style:family="text">
      <style:text-properties fo:font-weight="bold" officeooo:rsid="00b36a66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59d1ed"/>
    </style:style>
    <style:style style:name="T16" style:family="text">
      <style:text-properties officeooo:rsid="0087a6fc"/>
    </style:style>
    <style:style style:name="T17" style:family="text">
      <style:text-properties officeooo:rsid="00897eef"/>
    </style:style>
    <style:style style:name="T18" style:family="text">
      <style:text-properties officeooo:rsid="008ab9bc"/>
    </style:style>
    <style:style style:name="T19" style:family="text">
      <style:text-properties fo:font-size="12pt" fo:font-style="normal" fo:font-weight="normal" officeooo:rsid="008ab9bc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08cb3cb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officeooo:rsid="008ab9bc" style:font-size-asian="12pt" style:font-size-complex="12pt"/>
    </style:style>
    <style:style style:name="T22" style:family="text">
      <style:text-properties fo:font-size="12pt" officeooo:rsid="00b0d39f" style:font-size-asian="12pt" style:font-size-complex="12pt"/>
    </style:style>
    <style:style style:name="T23" style:family="text">
      <style:text-properties fo:font-size="12pt" fo:font-style="italic" officeooo:rsid="008ab9bc" style:font-size-asian="12pt" style:font-style-asian="italic" style:font-size-complex="12pt" style:font-style-complex="italic"/>
    </style:style>
    <style:style style:name="T24" style:family="text">
      <style:text-properties fo:font-size="12pt" fo:font-style="italic" officeooo:rsid="00b54177" style:font-size-asian="12pt" style:font-style-asian="italic" style:font-size-complex="12pt" style:font-style-complex="italic"/>
    </style:style>
    <style:style style:name="T25" style:family="text">
      <style:text-properties fo:font-size="12pt" fo:font-style="italic" officeooo:rsid="00b7f276" style:font-size-asian="12pt" style:font-style-asian="italic" style:font-size-complex="12pt" style:font-style-complex="italic"/>
    </style:style>
    <style:style style:name="T26" style:family="text">
      <style:text-properties officeooo:rsid="008ffce0"/>
    </style:style>
    <style:style style:name="T27" style:family="text">
      <style:text-properties officeooo:rsid="00930106"/>
    </style:style>
    <style:style style:name="T28" style:family="text">
      <style:text-properties officeooo:rsid="0095d9e9"/>
    </style:style>
    <style:style style:name="T29" style:family="text">
      <style:text-properties officeooo:rsid="0095df06"/>
    </style:style>
    <style:style style:name="T30" style:family="text">
      <style:text-properties officeooo:rsid="009a51fd"/>
    </style:style>
    <style:style style:name="T31" style:family="text">
      <style:text-properties officeooo:rsid="00a7a5d0"/>
    </style:style>
    <style:style style:name="T32" style:family="text">
      <style:text-properties officeooo:rsid="00abc345"/>
    </style:style>
    <style:style style:name="T33" style:family="text">
      <style:text-properties officeooo:rsid="00acec71"/>
    </style:style>
    <style:style style:name="T34" style:family="text">
      <style:text-properties officeooo:rsid="00aec7cf"/>
    </style:style>
    <style:style style:name="T35" style:family="text">
      <style:text-properties officeooo:rsid="00b04276"/>
    </style:style>
    <style:style style:name="T36" style:family="text">
      <style:text-properties officeooo:rsid="00b0d39f"/>
    </style:style>
    <style:style style:name="T37" style:family="text">
      <style:text-properties officeooo:rsid="00b3cf21"/>
    </style:style>
    <style:style style:name="T38" style:family="text">
      <style:text-properties officeooo:rsid="008cb3cb"/>
    </style:style>
    <style:style style:name="T39" style:family="text">
      <style:text-properties officeooo:rsid="00b5dee0"/>
    </style:style>
    <style:style style:name="T40" style:family="text">
      <style:text-properties officeooo:rsid="00b7ab93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sb Manager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<text:a xlink:type="simple" xlink:href="#__RefHeading___Toc519_1091873253" text:style-name="Index_20_Link" text:visited-style-name="Index_20_Link"><text:s/>1 Modules.<text:tab/>2</text:a></text:p>
          <text:p text:style-name="P7"><text:a xlink:type="simple" xlink:href="#__RefHeading___Toc521_1091873253%20Copy%201" text:style-name="Index_20_Link" text:visited-style-name="Index_20_Link"><text:s/>1.1 UsbManager.<text:tab/>2</text:a></text:p>
          <text:p text:style-name="P7"><text:a xlink:type="simple" xlink:href="#__RefHeading___Toc521_1091873253%20Copy%201%20Copy%201" text:style-name="Index_20_Link" text:visited-style-name="Index_20_Link"><text:s/>1.2 UsbChannelsManager.<text:tab/>2</text:a></text:p>
          <text:p text:style-name="P6"><text:a xlink:type="simple" xlink:href="#__RefHeading___Toc519_1091873253%20Copy%201" text:style-name="Index_20_Link" text:visited-style-name="Index_20_Link"><text:s/>2 UsbSingleChannel.<text:tab/>3</text:a></text:p>
          <text:p text:style-name="P7"><text:a xlink:type="simple" xlink:href="#__RefHeading___Toc521_1091873253%20Copy%201%20Copy%202" text:style-name="Index_20_Link" text:visited-style-name="Index_20_Link"><text:s/>2.1 States.<text:tab/>3</text:a></text:p>
          <text:p text:style-name="P6"><text:a xlink:type="simple" xlink:href="#__RefHeading___Toc519_1091873253%20Copy%201%20Copy%201" text:style-name="Index_20_Link" text:visited-style-name="Index_20_Link"><text:s/>3 UsbPortManager.<text:tab/>4</text:a></text:p>
          <text:p text:style-name="P7"><text:a xlink:type="simple" xlink:href="#__RefHeading___Toc521_1091873253%20Copy%201%20Copy%202%20Copy%201" text:style-name="Index_20_Link" text:visited-style-name="Index_20_Link"><text:s/>3.1 States.<text:tab/>4</text:a></text:p>
        </text:index-body>
      </text:table-of-content>
      <text:p text:style-name="P1"/>
      <text:p text:style-name="P1"/>
      <text:h text:style-name="P8" text:outline-level="1"><text:bookmark-start text:name="__RefHeading___Toc519_1091873253"/><text:span text:style-name="T10">Modules</text:span><text:span text:style-name="T14">.</text:span><text:bookmark-end text:name="__RefHeading___Toc519_1091873253"/></text:h>
      <text:h text:style-name="P12" text:outline-level="2"><text:bookmark-start text:name="__RefHeading___Toc521_1091873253 Copy 1"/><text:span text:style-name="T16">UsbManager</text:span>.<text:bookmark-end text:name="__RefHeading___Toc521_1091873253 Copy 1"/></text:h>
      <text:h text:style-name="P19" text:outline-level="3">File ‘<text:span text:style-name="T1">PHYSICAL/STM32H735/system/stm32h735.ld</text:span>’ sets ‘<text:span text:style-name="T1">resetHandler</text:span>’ as the entry code.</text:h>
      <text:h text:style-name="P13" text:outline-level="2"><text:bookmark-start text:name="__RefHeading___Toc521_1091873253 Copy 1 Copy 1"/><text:span text:style-name="T17">UsbChannelsManager</text:span>.<text:bookmark-end text:name="__RefHeading___Toc521_1091873253 Copy 1 Copy 1"/></text:h>
      <text:h text:style-name="P20" text:outline-level="3">‘<text:span text:style-name="T1">APPLICATION/APP_STM32H735/basic_stm32h735.cc</text:span>’ <text:span text:style-name="T15">implements t</text:span>he ‘<text:span text:style-name="T1">main</text:span>’ function. </text:h>
      <text:h text:style-name="P9" text:outline-level="1"><text:bookmark-start text:name="__RefHeading___Toc519_1091873253 Copy 1"/><text:span text:style-name="T11">UsbChannel</text:span><text:span text:style-name="T13">Single</text:span><text:span text:style-name="T14">.</text:span><text:bookmark-end text:name="__RefHeading___Toc519_1091873253 Copy 1"/></text:h>
      <text:h text:style-name="P14" text:outline-level="2"><text:bookmark-start text:name="__RefHeading___Toc521_1091873253 Copy 1 Copy 2"/><text:span text:style-name="T36">General</text:span>.<text:bookmark-end text:name="__RefHeading___Toc521_1091873253 Copy 1 Copy 2"/></text:h>
      <text:h text:style-name="P21" text:outline-level="3">The channel class is a state based object.</text:h>
      <text:h text:style-name="P31" text:outline-level="3">Each channel instance must be a member of a single device, with the exception of the main control channel, which is a member of <text:span text:style-name="T1">UsbEnumerator</text:span>.</text:h>
      <text:h text:style-name="P32" text:outline-level="3">Channels may be of several types:</text:h>
      <text:h text:style-name="P57" text:outline-level="4"><text:span text:style-name="T1">‘UsbChannelSingleControl’ </text:span>– A special channel that implements both input and output. Each transaction has two phases. First phase is sending an 8 bytes standard control query. Second phase is receiving the device reply<text:span text:style-name="T1">.</text:span></text:h>
      <text:h text:style-name="P58" text:outline-level="4"><text:span text:style-name="T1">‘UsbChannelSingleInterrupt’ </text:span>– <text:span text:style-name="T37">An input channel that queries device periodically</text:span>.</text:h>
      <text:h text:style-name="P59" text:outline-level="4"><text:span text:style-name="T1">‘UsbChannelSingle</text:span><text:span text:style-name="T6">Bulk</text:span><text:span text:style-name="T1">’ </text:span>– <text:span text:style-name="T37">An output channel that sends packets to devices</text:span>.</text:h>
      <text:h text:style-name="P30" text:outline-level="3">A state change may be triggered by an interrupt action, a user request, or a port error.</text:h>
      <text:h text:style-name="P35" text:outline-level="3">Each transaction is initiated by the owner device. The device sets up the transaction parameters, but does not start the transaction.</text:h>
      <text:h text:style-name="P35" text:outline-level="3">Each channel tries to send / receive one packet each frame, until the transaction terminates.</text:h>
      <text:h text:style-name="P35" text:outline-level="3">During transaction setup, the device determines how many frames to wait before transaction initiates. This delay must be at least 1 frame. Used mainly by interrupt transactions.</text:h>
      <text:h text:style-name="P35" text:outline-level="3">The frame delay is also a main synchronization component between the main process, and the interrupts handler.</text:h>
      <text:h text:style-name="P29" text:outline-level="3">.</text:h>
      <text:h text:style-name="P16" text:outline-level="2"><text:bookmark-start text:name="__RefHeading___Toc521_1091873253 Copy 1 Copy 2 Copy 2"/><text:span text:style-name="T36">State </text:span>‘<text:span text:style-name="T23">USB_CHANNEL_STATE_CLOSED</text:span><text:span text:style-name="T21">‘</text:span><text:span text:style-name="T22">:</text:span><text:bookmark-end text:name="__RefHeading___Toc521_1091873253 Copy 1 Copy 2 Copy 2"/></text:h>
      <text:h text:style-name="P33" text:outline-level="3">In this state the channel is detched, and can do no action.</text:h>
      <text:h text:style-name="P33" text:outline-level="3">The channel is managed only by the owner device.</text:h>
      <text:h text:style-name="P17" text:outline-level="2"><text:bookmark-start text:name="__RefHeading___Toc521_1091873253 Copy 1 Copy 2 Copy 2 Copy 1"/><text:span text:style-name="T36">State </text:span>‘<text:span text:style-name="T23">USB_CHANNEL_STATE_</text:span><text:span text:style-name="T24">DISABLED</text:span><text:span text:style-name="T21">‘</text:span><text:span text:style-name="T22">:</text:span><text:bookmark-end text:name="__RefHeading___Toc521_1091873253 Copy 1 Copy 2 Copy 2 Copy 1"/></text:h>
      <text:h text:style-name="P33" text:outline-level="3">In this state the class instance is attached to a distinct channel.</text:h>
      <text:h text:style-name="P33" text:outline-level="3"><text:span text:style-name="T38">T</text:span>he instance has no transaction active.</text:h>
      <text:h text:style-name="P33" text:outline-level="3"><text:span text:style-name="T38">A</text:span>ll channel generic parameters are set in the core registers.</text:h>
      <text:h text:style-name="P33" text:outline-level="3"><text:span text:style-name="T38">T</text:span>he channel is managed by both the owner device, and the channels manager.</text:h>
      <text:h text:style-name="P33" text:outline-level="3"><text:span text:style-name="T38">T</text:span>he owner device can initiate any valid transaction. Moves to state ‘<text:span text:style-name="T2">USB_CHANNEL_STATE_ACTIVE</text:span><text:span text:style-name="T18">’. </text:span><text:span text:style-name="T39">Sets up the transaction parameters. </text:span><text:span text:style-name="T40">Set the frame delay to a positive value. Unmask the respective channel interrupts.</text:span></text:h>
      <text:h text:style-name="P33" text:outline-level="3">Both the owner device and the channels manager can detach device. Moves to state ‘<text:span text:style-name="T2">USB_CHANNEL_STATE_</text:span><text:span text:style-name="T7">CLOSED</text:span><text:span text:style-name="T18">’.</text:span></text:h>
      <text:h text:style-name="P18" text:outline-level="2"><text:bookmark-start text:name="__RefHeading___Toc521_1091873253 Copy 1 Copy 2 Copy 2 Copy 1 Copy 1"/><text:span text:style-name="T36">State </text:span>‘<text:span text:style-name="T23">USB_CHANNEL_STATE_</text:span><text:span text:style-name="T25">ACTIVE</text:span><text:span text:style-name="T21">‘</text:span><text:span text:style-name="T22">:</text:span><text:bookmark-end text:name="__RefHeading___Toc521_1091873253 Copy 1 Copy 2 Copy 2 Copy 1 Copy 1"/></text:h>
      <text:h text:style-name="P36" text:outline-level="3"><text:soft-page-break/>This is the transaction active state.</text:h>
      <text:h text:style-name="P36" text:outline-level="3"><text:span text:style-name="T18">T</text:span>his state is managed by the interrupts handler. The exception is detaching the channel due to device error, or port error.</text:h>
      <text:h text:style-name="P36" text:outline-level="3"/>
      <text:h text:style-name="P34" text:outline-level="3"><text:span text:style-name="T19"/></text:h>
      <text:h text:style-name="P34" text:outline-level="3"><text:span text:style-name="T19"/></text:h>
      <text:h text:style-name="P34" text:outline-level="3"><text:span text:style-name="T19"/></text:h>
      <text:h text:style-name="P34" text:outline-level="3"><text:span text:style-name="T19">In this state the class instance is attached to a distinct channel.</text:span></text:h>
      <text:h text:style-name="P26" text:outline-level="3"><text:span text:style-name="T20"/></text:h>
      <text:h text:style-name="P26" text:outline-level="3"><text:span text:style-name="T20"/></text:h>
      <text:h text:style-name="P26" text:outline-level="3"><text:span text:style-name="T20">The channel class is a state based object.</text:span></text:h>
      <text:h text:style-name="P27" text:outline-level="3"/>
      <text:p text:style-name="P5"/>
      <text:h text:style-name="P22" text:outline-level="3"><text:s/>USB_CHANNEL_STATE_ACTIVE, <text:s text:c="2"/>USB_CHANNEL_STATE_NACK, <text:s text:c="2"/>USB_CHANNEL_STATE_OUT_READY, <text:s text:c="2"/>USB_CHANNEL_STATE_IN_READY, <text:s text:c="2"/>USB_CHANNEL_STATE_ERROR</text:h>
      <text:h text:style-name="P22" text:outline-level="3"/>
      <text:h text:style-name="P22" text:outline-level="3"/>
      <text:h text:style-name="P22" text:outline-level="3">.</text:h>
      <text:h text:style-name="P22" text:outline-level="3">The channel class is a state based object. Hence it has a main ‘tick’ method that decides what action to take based only on the current state.</text:h>
      <text:p text:style-name="P3"/>
      <text:h text:style-name="P10" text:outline-level="1"><text:bookmark-start text:name="__RefHeading___Toc519_1091873253 Copy 1 Copy 1"/><text:span text:style-name="T11">Usb</text:span><text:span text:style-name="T12">PortManager</text:span><text:span text:style-name="T14">.</text:span><text:bookmark-end text:name="__RefHeading___Toc519_1091873253 Copy 1 Copy 1"/></text:h>
      <text:h text:style-name="P15" text:outline-level="2"><text:bookmark-start text:name="__RefHeading___Toc521_1091873253 Copy 1 Copy 2 Copy 1"/><text:span text:style-name="T18">States</text:span>.<text:bookmark-end text:name="__RefHeading___Toc521_1091873253 Copy 1 Copy 2 Copy 1"/></text:h>
      <text:h text:style-name="P23" text:outline-level="3">The <text:span text:style-name="T26">port manager</text:span> is a state based object.</text:h>
      <text:h text:style-name="P28" text:outline-level="3"><text:span text:style-name="T26">All state changes are done through the main process using the ‘tick’ method</text:span>.</text:h>
      <text:h text:style-name="P24" text:outline-level="3"><text:span text:style-name="T27">State ‘</text:span><text:span text:style-name="T1">USB_PORT_POWERED_DOWN</text:span>’:</text:h>
      <text:h text:style-name="P38" text:outline-level="4">Disable the external usb power supply.</text:h>
      <text:h text:style-name="P40" text:outline-level="4">Powered down state disables the usb board power <text:span text:style-name="T34">regulator</text:span>. The usb power may remain high if <text:span text:style-name="T31">a</text:span> <text:span text:style-name="T31">connected </text:span>device has internal power source.</text:h>
      <text:h text:style-name="P41" text:outline-level="4">Power down state is active for 1 second, after which we automatically move to ‘<text:span text:style-name="T2">USB_PORT_DISCONNECTED</text:span><text:span text:style-name="T18">’</text:span></text:h>
      <text:h text:style-name="P24" text:outline-level="3"><text:span text:style-name="T27">State ‘</text:span><text:span text:style-name="T1">USB_PORT_DISCONNECTED</text:span>’:</text:h>
      <text:h text:style-name="P42" text:outline-level="4">Waits for a device connection.</text:h>
      <text:h text:style-name="P43" text:outline-level="4">When a device is connected, move state to ‘<text:span text:style-name="T2">USB_PORT_ENUMERATION_PENDING</text:span><text:span text:style-name="T18">’, </text:span>with timeout of 100 ms (before <text:span text:style-name="T30">initiating enumeration process</text:span>).</text:h>
      <text:h text:style-name="P44" text:outline-level="4"><text:span text:style-name="T29">When detecting over-current on the usb power</text:span>, move state to ‘<text:span text:style-name="T2">USB_PORT_</text:span><text:span text:style-name="T3">POWER_DOWN_PENDING</text:span><text:span text:style-name="T18">’</text:span>.</text:h>
      <text:h text:style-name="P25" text:outline-level="3"><text:span text:style-name="T27">State ‘</text:span><text:span text:style-name="T1">USB_PORT_</text:span><text:span text:style-name="T5">ENUMERATION_PENDING</text:span>’:</text:h>
      <text:h text:style-name="P47" text:outline-level="4">Enumeration pending is active for 100 ms, after which we automatically initiate the enumeration process.</text:h>
      <text:h text:style-name="P45" text:outline-level="4"><text:span text:style-name="T29">When detecting over-current on the usb power</text:span>, move state to ‘<text:span text:style-name="T2">USB_PORT_</text:span><text:span text:style-name="T3">POWER_DOWN_PENDING</text:span><text:span text:style-name="T18">’</text:span>.</text:h>
      <text:h text:style-name="P24" text:outline-level="3"><text:span text:style-name="T27">State ‘</text:span><text:span text:style-name="T1">USB_PORT_RESET_ACTIVE</text:span>’:</text:h>
      <text:h text:style-name="P48" text:outline-level="4">Wait for an external trigger to clear the reset signal and move to <text:span text:style-name="T28">‘</text:span><text:span text:style-name="T2">USB_PORT_CONNECTED</text:span><text:span text:style-name="T18">’ </text:span>state.</text:h>
      <text:h text:style-name="P46" text:outline-level="4"><text:span text:style-name="T29">When detecting over-current on the usb power</text:span><text:span text:style-name="T18">, move state to ‘</text:span><text:span text:style-name="T2">USB_PORT_</text:span><text:span text:style-name="T3">POWER_DOWN_PENDING</text:span><text:span text:style-name="T18">’.</text:span></text:h>
      <text:h text:style-name="P24" text:outline-level="3"><text:span text:style-name="T27">State ‘</text:span><text:span text:style-name="T1">USB_PORT_CONNECTED</text:span>’:</text:h>
      <text:h text:style-name="P49" text:outline-level="4">Wait for a channel enable signal.</text:h>
      <text:h text:style-name="P50" text:outline-level="4">If channel is enabled, move <text:span text:style-name="T32">state </text:span>to <text:span text:style-name="T27">‘</text:span><text:span text:style-name="T2">USB_PORT_ENABLED</text:span><text:span text:style-name="T18">’.</text:span></text:h>
      <text:h text:style-name="P46" text:outline-level="4"><text:span text:style-name="T29">When detecting over-current on the usb power</text:span><text:span text:style-name="T18">, move state to ‘</text:span><text:span text:style-name="T2">USB_PORT_</text:span><text:span text:style-name="T3">POWER_DOWN_PENDING</text:span><text:span text:style-name="T18">’.</text:span></text:h>
      <text:p text:style-name="P4"/>
      <text:h text:style-name="P24" text:outline-level="3"><text:soft-page-break/><text:span text:style-name="T27">State ‘</text:span><text:span text:style-name="T1">USB_PORT_ENABLED</text:span>’</text:h>
      <text:h text:style-name="P51" text:outline-level="4">Important – this is the only state w<text:span text:style-name="T33">here</text:span> <text:span text:style-name="T33">the usb interrupts are active</text:span>.</text:h>
      <text:h text:style-name="P52" text:outline-level="4">When an enabled device enters a logical error state, it would physically disable the port.</text:h>
      <text:h text:style-name="P53" text:outline-level="4"><text:span text:style-name="T32">Immediately after entering</text:span> the enabled state, <text:span text:style-name="T8">unmask</text:span><text:span text:style-name="T9"> usb interrupts</text:span>.</text:h>
      <text:h text:style-name="P54" text:outline-level="4">Prior to leaving the enabled state, <text:span text:style-name="T8">mask</text:span><text:span text:style-name="T9"> usb interrupts</text:span>.</text:h>
      <text:h text:style-name="P55" text:outline-level="4">If detecting a physical disable action, move to <text:span text:style-name="T18">‘</text:span><text:span text:style-name="T2">USB_PORT_</text:span><text:span text:style-name="T3">POWER_DOWN_PENDING</text:span><text:span text:style-name="T18">’.</text:span></text:h>
      <text:h text:style-name="P46" text:outline-level="4"><text:span text:style-name="T29">When detecting over-current on the usb power</text:span><text:span text:style-name="T18">, move state to ‘</text:span><text:span text:style-name="T2">USB_PORT_</text:span><text:span text:style-name="T3">POWER_DOWN_PENDING</text:span><text:span text:style-name="T18">’.</text:span></text:h>
      <text:h text:style-name="P24" text:outline-level="3"><text:span text:style-name="T27">State ‘</text:span><text:span text:style-name="T1">USB_PORT_</text:span><text:span text:style-name="T4">POWER_DOWN_PENDING</text:span>’</text:h>
      <text:h text:style-name="P39" text:outline-level="4">Disable the external usb power <text:span text:style-name="T35">regulator</text:span>.</text:h>
      <text:h text:style-name="P56" text:outline-level="4"><text:span text:style-name="T18">W</text:span>ait for an external notification that all channels are closed.</text:h>
      <text:h text:style-name="P56" text:outline-level="4">When all channels are closed, move to <text:span text:style-name="T27">‘</text:span><text:span text:style-name="T2">USB_PORT_POWERED_DOWN</text:span><text:span text:style-name="T18">’ </text:span>with timeout of 1 second.</text:h>
      <text:h text:style-name="P37" text:outline-level="3" text:is-list-header="true"/>
      <text:h text:style-name="P1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3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4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7.0437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728in" fo:margin-right="0.48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0:59:50.084151703</meta:creation-date>
    <meta:generator>LibreOffice/7.5.3.2$Linux_X86_64 LibreOffice_project/50$Build-2</meta:generator>
    <dc:date>2023-07-25T08:00:48.936632417</dc:date>
    <meta:editing-duration>PT20H34M37S</meta:editing-duration>
    <meta:editing-cycles>150</meta:editing-cycles>
    <meta:print-date>2023-06-18T08:59:54.691729106</meta:print-date>
    <meta:document-statistic meta:table-count="0" meta:image-count="0" meta:object-count="0" meta:page-count="6" meta:paragraph-count="89" meta:word-count="789" meta:character-count="5567" meta:non-whitespace-character-count="4756"/>
  </office:meta>
</office:document-meta>
</file>